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9.2075cm"/>
    </style:style>
    <style:style style:name="co3" style:family="table-column">
      <style:table-column-properties fo:break-before="auto" style:column-width="9.96597222222222cm"/>
    </style:style>
    <style:style style:name="co4" style:family="table-column">
      <style:table-column-properties fo:break-before="auto" style:column-width="3.35138888888889cm"/>
    </style:style>
    <style:style style:name="co5" style:family="table-column">
      <style:table-column-properties fo:break-before="auto" style:column-width="3.26319444444444cm"/>
    </style:style>
    <style:style style:name="co6" style:family="table-column">
      <style:table-column-properties fo:break-before="auto" style:column-width="2.76930555555556cm"/>
    </style:style>
    <style:style style:name="co7" style:family="table-column">
      <style:table-column-properties fo:break-before="auto" style:column-width="3.06916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C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6377" table:default-cell-style-name="ce1"/>
        <table:table-row table:style-name="ro1">
          <table:table-cell office:value-type="string" table:style-name="ce2">
            <text:p>Source : INSEE <text:s/>Flores 2017</text:p>
          </table:table-cell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 table:style-name="ce4"/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 office:value-type="string" table:style-name="ce4">
            <text:p>Zone géographique : France entière (y compris DOM)</text:p>
          </table:table-cell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 office:value-type="string" table:style-name="ce4">
            <text:p>Champ : total, hors intérimaires et postes annexes pour effectifs au 31/12</text:p>
          </table:table-cell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 office:value-type="string" table:style-name="ce4">
            <text:p>Croisé par : Régions X Typologie Mutuelles X Typologie Mutuelles détaillée</text:p>
          </table:table-cell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 table:style-name="ce4"/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 office:value-type="string" table:style-name="ce4">
            <text:p>s : secret statistique</text:p>
          </table:table-cell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2">
          <table:table-cell office:value-type="string" table:style-name="ce6">
            <text:p>Région</text:p>
          </table:table-cell>
          <table:table-cell office:value-type="string" table:style-name="ce7">
            <text:p>Typologie Mutuelles</text:p>
          </table:table-cell>
          <table:table-cell office:value-type="string" table:style-name="ce7">
            <text:p>Typologie Mutuelles détaillée</text:p>
          </table:table-cell>
          <table:table-cell office:value-type="string" table:style-name="ce8">
            <text:p>Nombre d’établissements</text:p>
          </table:table-cell>
          <table:table-cell office:value-type="string" table:style-name="ce8">
            <text:p>Effectifs au 31/12</text:p>
          </table:table-cell>
          <table:table-cell office:value-type="string" table:style-name="ce8">
            <text:p>Effectifs EQTP</text:p>
          </table:table-cell>
          <table:table-cell office:value-type="string" table:style-name="ce8">
            <text:p>Rémunérations brute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7479" table:style-name="ce10">
            <text:p>7 479</text:p>
          </table:table-cell>
          <table:table-cell office:value-type="float" office:value="136906" table:style-name="ce10">
            <text:p>136 906</text:p>
          </table:table-cell>
          <table:table-cell office:value-type="float" office:value="123909" table:style-name="ce10">
            <text:p>123 909</text:p>
          </table:table-cell>
          <table:table-cell office:value-type="float" office:value="5044000821" table:style-name="ce10">
            <text:p>5 044 000 82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sans hebergement</text:p>
          </table:table-cell>
          <table:table-cell office:value-type="float" office:value="323" table:style-name="ce10">
            <text:p>323</text:p>
          </table:table-cell>
          <table:table-cell office:value-type="float" office:value="7591" table:style-name="ce10">
            <text:p>7 591</text:p>
          </table:table-cell>
          <table:table-cell office:value-type="float" office:value="6214" table:style-name="ce10">
            <text:p>6 214</text:p>
          </table:table-cell>
          <table:table-cell office:value-type="float" office:value="147671817" table:style-name="ce10">
            <text:p>147 671 8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188" table:style-name="ce10">
            <text:p>188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s services financiers hors assurance et caiss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4759" table:style-name="ce10">
            <text:p>4 759</text:p>
          </table:table-cell>
          <table:table-cell office:value-type="float" office:value="84186" table:style-name="ce10">
            <text:p>84 186</text:p>
          </table:table-cell>
          <table:table-cell office:value-type="float" office:value="78386" table:style-name="ce10">
            <text:p>78 386</text:p>
          </table:table-cell>
          <table:table-cell office:value-type="float" office:value="3488242846" table:style-name="ce10">
            <text:p>3 488 242 84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371" table:style-name="ce10">
            <text:p>371</text:p>
          </table:table-cell>
          <table:table-cell office:value-type="float" office:value="14539" table:style-name="ce10">
            <text:p>14 539</text:p>
          </table:table-cell>
          <table:table-cell office:value-type="float" office:value="12566" table:style-name="ce10">
            <text:p>12 566</text:p>
          </table:table-cell>
          <table:table-cell office:value-type="float" office:value="343809358" table:style-name="ce10">
            <text:p>343 809 35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694" table:style-name="ce10">
            <text:p>694</text:p>
          </table:table-cell>
          <table:table-cell office:value-type="float" office:value="22130" table:style-name="ce10">
            <text:p>22 130</text:p>
          </table:table-cell>
          <table:table-cell office:value-type="float" office:value="18780" table:style-name="ce10">
            <text:p>18 780</text:p>
          </table:table-cell>
          <table:table-cell office:value-type="float" office:value="491481175" table:style-name="ce10">
            <text:p>491 481 17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4949" table:style-name="ce10">
            <text:p>4 949</text:p>
          </table:table-cell>
          <table:table-cell office:value-type="float" office:value="86196" table:style-name="ce10">
            <text:p>86 196</text:p>
          </table:table-cell>
          <table:table-cell office:value-type="float" office:value="80253" table:style-name="ce10">
            <text:p>80 253</text:p>
          </table:table-cell>
          <table:table-cell office:value-type="float" office:value="3567241940" table:style-name="ce10">
            <text:p>3 567 241 94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1094" table:style-name="ce10">
            <text:p>1 094</text:p>
          </table:table-cell>
          <table:table-cell office:value-type="float" office:value="6509" table:style-name="ce10">
            <text:p>6 509</text:p>
          </table:table-cell>
          <table:table-cell office:value-type="float" office:value="6007" table:style-name="ce10">
            <text:p>6 007</text:p>
          </table:table-cell>
          <table:table-cell office:value-type="float" office:value="214596184" table:style-name="ce10">
            <text:p>214 596 18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742" table:style-name="ce10">
            <text:p>742</text:p>
          </table:table-cell>
          <table:table-cell office:value-type="float" office:value="22071" table:style-name="ce10">
            <text:p>22 071</text:p>
          </table:table-cell>
          <table:table-cell office:value-type="float" office:value="18869" table:style-name="ce10">
            <text:p>18 869</text:p>
          </table:table-cell>
          <table:table-cell office:value-type="float" office:value="770681522" table:style-name="ce10">
            <text:p>770 681 52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sans hebergement</text:p>
          </table:table-cell>
          <table:table-cell office:value-type="float" office:value="323" table:style-name="ce10">
            <text:p>323</text:p>
          </table:table-cell>
          <table:table-cell office:value-type="float" office:value="7591" table:style-name="ce10">
            <text:p>7 591</text:p>
          </table:table-cell>
          <table:table-cell office:value-type="float" office:value="6214" table:style-name="ce10">
            <text:p>6 214</text:p>
          </table:table-cell>
          <table:table-cell office:value-type="float" office:value="147671817" table:style-name="ce10">
            <text:p>147 671 8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371" table:style-name="ce10">
            <text:p>371</text:p>
          </table:table-cell>
          <table:table-cell office:value-type="float" office:value="14539" table:style-name="ce10">
            <text:p>14 539</text:p>
          </table:table-cell>
          <table:table-cell office:value-type="float" office:value="12566" table:style-name="ce10">
            <text:p>12 566</text:p>
          </table:table-cell>
          <table:table-cell office:value-type="float" office:value="343809358" table:style-name="ce10">
            <text:p>343 809 35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188" table:style-name="ce10">
            <text:p>188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s services financiers hors assurance et caiss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4759" table:style-name="ce10">
            <text:p>4 759</text:p>
          </table:table-cell>
          <table:table-cell office:value-type="float" office:value="84186" table:style-name="ce10">
            <text:p>84 186</text:p>
          </table:table-cell>
          <table:table-cell office:value-type="float" office:value="78386" table:style-name="ce10">
            <text:p>78 386</text:p>
          </table:table-cell>
          <table:table-cell office:value-type="float" office:value="3488242846" table:style-name="ce10">
            <text:p>3 488 242 84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1063" table:style-name="ce10">
            <text:p>1 063</text:p>
          </table:table-cell>
          <table:table-cell office:value-type="float" office:value="19163" table:style-name="ce10">
            <text:p>19 163</text:p>
          </table:table-cell>
          <table:table-cell office:value-type="float" office:value="16972" table:style-name="ce10">
            <text:p>16 972</text:p>
          </table:table-cell>
          <table:table-cell office:value-type="float" office:value="648342444" table:style-name="ce10">
            <text:p>648 342 44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522" table:style-name="ce10">
            <text:p>522</text:p>
          </table:table-cell>
          <table:table-cell office:value-type="float" office:value="8794" table:style-name="ce10">
            <text:p>8 794</text:p>
          </table:table-cell>
          <table:table-cell office:value-type="float" office:value="7646" table:style-name="ce10">
            <text:p>7 646</text:p>
          </table:table-cell>
          <table:table-cell office:value-type="float" office:value="235891541" table:style-name="ce10">
            <text:p>235 891 54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399" table:style-name="ce10">
            <text:p>399</text:p>
          </table:table-cell>
          <table:table-cell office:value-type="float" office:value="8388" table:style-name="ce10">
            <text:p>8 388</text:p>
          </table:table-cell>
          <table:table-cell office:value-type="float" office:value="7556" table:style-name="ce10">
            <text:p>7 556</text:p>
          </table:table-cell>
          <table:table-cell office:value-type="float" office:value="266597153" table:style-name="ce10">
            <text:p>266 597 15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352" table:style-name="ce10">
            <text:p>352</text:p>
          </table:table-cell>
          <table:table-cell office:value-type="float" office:value="7411" table:style-name="ce10">
            <text:p>7 411</text:p>
          </table:table-cell>
          <table:table-cell office:value-type="float" office:value="6909" table:style-name="ce10">
            <text:p>6 909</text:p>
          </table:table-cell>
          <table:table-cell office:value-type="float" office:value="281552153" table:style-name="ce10">
            <text:p>281 552 15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61" table:style-name="ce10">
            <text:p>61</text:p>
          </table:table-cell>
          <table:table-cell office:value-type="float" office:value="518" table:style-name="ce10">
            <text:p>518</text:p>
          </table:table-cell>
          <table:table-cell office:value-type="float" office:value="465" table:style-name="ce10">
            <text:p>465</text:p>
          </table:table-cell>
          <table:table-cell office:value-type="float" office:value="18472073" table:style-name="ce10">
            <text:p>18 472 07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509" table:style-name="ce10">
            <text:p>509</text:p>
          </table:table-cell>
          <table:table-cell office:value-type="float" office:value="7000" table:style-name="ce10">
            <text:p>7 000</text:p>
          </table:table-cell>
          <table:table-cell office:value-type="float" office:value="6396" table:style-name="ce10">
            <text:p>6 396</text:p>
          </table:table-cell>
          <table:table-cell office:value-type="float" office:value="262681699" table:style-name="ce10">
            <text:p>262 681 6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36" table:style-name="ce10">
            <text:p>36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11" table:style-name="ce10">
            <text:p>1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500" table:style-name="ce10">
            <text:p>500</text:p>
          </table:table-cell>
          <table:table-cell office:value-type="float" office:value="6286" table:style-name="ce10">
            <text:p>6 286</text:p>
          </table:table-cell>
          <table:table-cell office:value-type="float" office:value="5814" table:style-name="ce10">
            <text:p>5 814</text:p>
          </table:table-cell>
          <table:table-cell office:value-type="float" office:value="234857757" table:style-name="ce10">
            <text:p>234 857 75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760" table:style-name="ce10">
            <text:p>760</text:p>
          </table:table-cell>
          <table:table-cell office:value-type="float" office:value="24453" table:style-name="ce10">
            <text:p>24 453</text:p>
          </table:table-cell>
          <table:table-cell office:value-type="float" office:value="22319" table:style-name="ce10">
            <text:p>22 319</text:p>
          </table:table-cell>
          <table:table-cell office:value-type="float" office:value="1077805184" table:style-name="ce10">
            <text:p>1 077 805 18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41" table:style-name="ce10">
            <text:p>41</text:p>
          </table:table-cell>
          <table:table-cell office:value-type="float" office:value="694" table:style-name="ce10">
            <text:p>694</text:p>
          </table:table-cell>
          <table:table-cell office:value-type="float" office:value="632" table:style-name="ce10">
            <text:p>632</text:p>
          </table:table-cell>
          <table:table-cell office:value-type="float" office:value="27835395" table:style-name="ce10">
            <text:p>27 835 39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32" table:style-name="ce10">
            <text:p>32</text:p>
          </table:table-cell>
          <table:table-cell office:value-type="float" office:value="502" table:style-name="ce10">
            <text:p>502</text:p>
          </table:table-cell>
          <table:table-cell office:value-type="float" office:value="484" table:style-name="ce10">
            <text:p>484</text:p>
          </table:table-cell>
          <table:table-cell office:value-type="float" office:value="21777714" table:style-name="ce10">
            <text:p>21 777 71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461" table:style-name="ce10">
            <text:p>461</text:p>
          </table:table-cell>
          <table:table-cell office:value-type="float" office:value="6091" table:style-name="ce10">
            <text:p>6 091</text:p>
          </table:table-cell>
          <table:table-cell office:value-type="float" office:value="5523" table:style-name="ce10">
            <text:p>5 523</text:p>
          </table:table-cell>
          <table:table-cell office:value-type="float" office:value="231314062" table:style-name="ce10">
            <text:p>231 314 06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789" table:style-name="ce10">
            <text:p>789</text:p>
          </table:table-cell>
          <table:table-cell office:value-type="float" office:value="18088" table:style-name="ce10">
            <text:p>18 088</text:p>
          </table:table-cell>
          <table:table-cell office:value-type="float" office:value="16734" table:style-name="ce10">
            <text:p>16 734</text:p>
          </table:table-cell>
          <table:table-cell office:value-type="float" office:value="750638776" table:style-name="ce10">
            <text:p>750 638 77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840" table:style-name="ce10">
            <text:p>840</text:p>
          </table:table-cell>
          <table:table-cell office:value-type="float" office:value="12861" table:style-name="ce10">
            <text:p>12 861</text:p>
          </table:table-cell>
          <table:table-cell office:value-type="float" office:value="11666" table:style-name="ce10">
            <text:p>11 666</text:p>
          </table:table-cell>
          <table:table-cell office:value-type="float" office:value="428327716" table:style-name="ce10">
            <text:p>428 327 7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487" table:style-name="ce10">
            <text:p>487</text:p>
          </table:table-cell>
          <table:table-cell office:value-type="float" office:value="8360" table:style-name="ce10">
            <text:p>8 360</text:p>
          </table:table-cell>
          <table:table-cell office:value-type="float" office:value="7520" table:style-name="ce10">
            <text:p>7 520</text:p>
          </table:table-cell>
          <table:table-cell office:value-type="float" office:value="263430291" table:style-name="ce10">
            <text:p>263 430 29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616" table:style-name="ce10">
            <text:p>616</text:p>
          </table:table-cell>
          <table:table-cell office:value-type="float" office:value="7956" table:style-name="ce10">
            <text:p>7 956</text:p>
          </table:table-cell>
          <table:table-cell office:value-type="float" office:value="6947" table:style-name="ce10">
            <text:p>6 947</text:p>
          </table:table-cell>
          <table:table-cell office:value-type="float" office:value="280167962" table:style-name="ce10">
            <text:p>280 167 96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sans hebergement</text:p>
          </table:table-cell>
          <table:table-cell office:value-type="float" office:value="52" table:style-name="ce10">
            <text:p>52</text:p>
          </table:table-cell>
          <table:table-cell office:value-type="float" office:value="1408" table:style-name="ce10">
            <text:p>1 408</text:p>
          </table:table-cell>
          <table:table-cell office:value-type="float" office:value="1082" table:style-name="ce10">
            <text:p>1 082</text:p>
          </table:table-cell>
          <table:table-cell office:value-type="float" office:value="27662842" table:style-name="ce10">
            <text:p>27 662 84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21" table:style-name="ce10">
            <text:p>2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16310724" table:style-name="ce10">
            <text:p>16 310 72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639" table:style-name="ce10">
            <text:p>639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366564892" table:style-name="ce10">
            <text:p>366 564 89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87" table:style-name="ce10">
            <text:p>87</text:p>
          </table:table-cell>
          <table:table-cell office:value-type="float" office:value="3416" table:style-name="ce10">
            <text:p>3 416</text:p>
          </table:table-cell>
          <table:table-cell office:value-type="float" office:value="2929" table:style-name="ce10">
            <text:p>2 929</text:p>
          </table:table-cell>
          <table:table-cell office:value-type="float" office:value="82416892" table:style-name="ce10">
            <text:p>82 416 89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sans hebergement</text:p>
          </table:table-cell>
          <table:table-cell office:value-type="float" office:value="50" table:style-name="ce10">
            <text:p>50</text:p>
          </table:table-cell>
          <table:table-cell office:value-type="float" office:value="2566" table:style-name="ce10">
            <text:p>2 566</text:p>
          </table:table-cell>
          <table:table-cell office:value-type="float" office:value="2055" table:style-name="ce10">
            <text:p>2 055</text:p>
          </table:table-cell>
          <table:table-cell office:value-type="float" office:value="42327837" table:style-name="ce10">
            <text:p>42 327 83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11" table:style-name="ce10">
            <text:p>11</text:p>
          </table:table-cell>
          <table:table-cell office:value-type="float" office:value="30" table:style-name="ce10">
            <text:p>30</text:p>
          </table:table-cell>
          <table:table-cell office:value-type="float" office:value="27" table:style-name="ce10">
            <text:p>27</text:p>
          </table:table-cell>
          <table:table-cell office:value-type="float" office:value="1091137" table:style-name="ce10">
            <text:p>1 091 13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281" table:style-name="ce10">
            <text:p>281</text:p>
          </table:table-cell>
          <table:table-cell office:value-type="float" office:value="2758" table:style-name="ce10">
            <text:p>2 758</text:p>
          </table:table-cell>
          <table:table-cell office:value-type="float" office:value="2577" table:style-name="ce10">
            <text:p>2 577</text:p>
          </table:table-cell>
          <table:table-cell office:value-type="float" office:value="101659216" table:style-name="ce10">
            <text:p>101 659 2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49" table:style-name="ce10">
            <text:p>49</text:p>
          </table:table-cell>
          <table:table-cell office:value-type="float" office:value="2027" table:style-name="ce10">
            <text:p>2 027</text:p>
          </table:table-cell>
          <table:table-cell office:value-type="float" office:value="1725" table:style-name="ce10">
            <text:p>1 725</text:p>
          </table:table-cell>
          <table:table-cell office:value-type="float" office:value="47392128" table:style-name="ce10">
            <text:p>47 392 12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sans hebergement</text:p>
          </table:table-cell>
          <table:table-cell office:value-type="float" office:value="20" table:style-name="ce10">
            <text:p>20</text:p>
          </table:table-cell>
          <table:table-cell office:value-type="float" office:value="511" table:style-name="ce10">
            <text:p>511</text:p>
          </table:table-cell>
          <table:table-cell office:value-type="float" office:value="438" table:style-name="ce10">
            <text:p>438</text:p>
          </table:table-cell>
          <table:table-cell office:value-type="float" office:value="10508078" table:style-name="ce10">
            <text:p>10 508 07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8" table:style-name="ce10">
            <text:p>8</text:p>
          </table:table-cell>
          <table:table-cell office:value-type="float" office:value="92" table:style-name="ce10">
            <text:p>92</text:p>
          </table:table-cell>
          <table:table-cell office:value-type="float" office:value="88" table:style-name="ce10">
            <text:p>88</text:p>
          </table:table-cell>
          <table:table-cell office:value-type="float" office:value="3593367" table:style-name="ce10">
            <text:p>3 593 36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225" table:style-name="ce10">
            <text:p>225</text:p>
          </table:table-cell>
          <table:table-cell office:value-type="float" office:value="3946" table:style-name="ce10">
            <text:p>3 946</text:p>
          </table:table-cell>
          <table:table-cell office:value-type="float" office:value="3726" table:style-name="ce10">
            <text:p>3 726</text:p>
          </table:table-cell>
          <table:table-cell office:value-type="float" office:value="142071350" table:style-name="ce10">
            <text:p>142 071 35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41" table:style-name="ce10">
            <text:p>41</text:p>
          </table:table-cell>
          <table:table-cell office:value-type="float" office:value="1404" table:style-name="ce10">
            <text:p>1 404</text:p>
          </table:table-cell>
          <table:table-cell office:value-type="float" office:value="1165" table:style-name="ce10">
            <text:p>1 165</text:p>
          </table:table-cell>
          <table:table-cell office:value-type="float" office:value="30823638" table:style-name="ce10">
            <text:p>30 823 63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sans hebergement</text:p>
          </table:table-cell>
          <table:table-cell office:value-type="float" office:value="18" table:style-name="ce10">
            <text:p>18</text:p>
          </table:table-cell>
          <table:table-cell office:value-type="float" office:value="118" table:style-name="ce10">
            <text:p>118</text:p>
          </table:table-cell>
          <table:table-cell office:value-type="float" office:value="106" table:style-name="ce10">
            <text:p>106</text:p>
          </table:table-cell>
          <table:table-cell office:value-type="float" office:value="2571229" table:style-name="ce10">
            <text:p>2 571 22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11" table:style-name="ce10">
            <text:p>11</text:p>
          </table:table-cell>
          <table:table-cell office:value-type="float" office:value="224" table:style-name="ce10">
            <text:p>224</text:p>
          </table:table-cell>
          <table:table-cell office:value-type="float" office:value="207" table:style-name="ce10">
            <text:p>207</text:p>
          </table:table-cell>
          <table:table-cell office:value-type="float" office:value="8571265" table:style-name="ce10">
            <text:p>8 571 26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222" table:style-name="ce10">
            <text:p>222</text:p>
          </table:table-cell>
          <table:table-cell office:value-type="float" office:value="5338" table:style-name="ce10">
            <text:p>5 338</text:p>
          </table:table-cell>
          <table:table-cell office:value-type="float" office:value="5028" table:style-name="ce10">
            <text:p>5 028</text:p>
          </table:table-cell>
          <table:table-cell office:value-type="float" office:value="218003701" table:style-name="ce10">
            <text:p>218 003 70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19" table:style-name="ce10">
            <text:p>19</text:p>
          </table:table-cell>
          <table:table-cell office:value-type="float" office:value="771" table:style-name="ce10">
            <text:p>771</text:p>
          </table:table-cell>
          <table:table-cell office:value-type="float" office:value="694" table:style-name="ce10">
            <text:p>694</text:p>
          </table:table-cell>
          <table:table-cell office:value-type="float" office:value="18808442" table:style-name="ce10">
            <text:p>18 808 44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sans hebergement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717051" table:style-name="ce10">
            <text:p>717 05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6" table:style-name="ce10">
            <text:p>6</text:p>
          </table:table-cell>
          <table:table-cell office:value-type="float" office:value="157" table:style-name="ce10">
            <text:p>157</text:p>
          </table:table-cell>
          <table:table-cell office:value-type="float" office:value="132" table:style-name="ce10">
            <text:p>132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sans hebergement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712590" table:style-name="ce10">
            <text:p>712 59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20" table:style-name="ce10">
            <text:p>20</text:p>
          </table:table-cell>
          <table:table-cell office:value-type="float" office:value="105" table:style-name="ce10">
            <text:p>105</text:p>
          </table:table-cell>
          <table:table-cell office:value-type="float" office:value="110" table:style-name="ce10">
            <text:p>110</text:p>
          </table:table-cell>
          <table:table-cell office:value-type="float" office:value="4897983" table:style-name="ce10">
            <text:p>4 897 98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378" table:style-name="ce10">
            <text:p>378</text:p>
          </table:table-cell>
          <table:table-cell office:value-type="float" office:value="5204" table:style-name="ce10">
            <text:p>5 204</text:p>
          </table:table-cell>
          <table:table-cell office:value-type="float" office:value="4832" table:style-name="ce10">
            <text:p>4 832</text:p>
          </table:table-cell>
          <table:table-cell office:value-type="float" office:value="202456416" table:style-name="ce10">
            <text:p>202 456 4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5262075" table:style-name="ce10">
            <text:p>5 262 07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sans hebergement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32" table:style-name="ce10">
            <text:p>32</text:p>
          </table:table-cell>
          <table:table-cell office:value-type="float" office:value="287" table:style-name="ce10">
            <text:p>287</text:p>
          </table:table-cell>
          <table:table-cell office:value-type="float" office:value="273" table:style-name="ce10">
            <text:p>273</text:p>
          </table:table-cell>
          <table:table-cell office:value-type="float" office:value="12214887" table:style-name="ce10">
            <text:p>12 214 88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sans hebergement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12" table:style-name="ce10">
            <text:p>12</text:p>
          </table:table-cell>
          <table:table-cell office:value-type="float" office:value="27" table:style-name="ce10">
            <text:p>27</text:p>
          </table:table-cell>
          <table:table-cell office:value-type="float" office:value="25" table:style-name="ce10">
            <text:p>25</text:p>
          </table:table-cell>
          <table:table-cell office:value-type="float" office:value="1031674" table:style-name="ce10">
            <text:p>1 031 67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357" table:style-name="ce10">
            <text:p>357</text:p>
          </table:table-cell>
          <table:table-cell office:value-type="float" office:value="5238" table:style-name="ce10">
            <text:p>5 238</text:p>
          </table:table-cell>
          <table:table-cell office:value-type="float" office:value="4863" table:style-name="ce10">
            <text:p>4 863</text:p>
          </table:table-cell>
          <table:table-cell office:value-type="float" office:value="200923264" table:style-name="ce10">
            <text:p>200 923 26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sans hebergement</text:p>
          </table:table-cell>
          <table:table-cell office:value-type="float" office:value="13" table:style-name="ce10">
            <text:p>13</text:p>
          </table:table-cell>
          <table:table-cell office:value-type="float" office:value="363" table:style-name="ce10">
            <text:p>363</text:p>
          </table:table-cell>
          <table:table-cell office:value-type="float" office:value="322" table:style-name="ce10">
            <text:p>322</text:p>
          </table:table-cell>
          <table:table-cell office:value-type="float" office:value="10531832" table:style-name="ce10">
            <text:p>10 531 83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s services financiers hors assurance et caisse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584" table:style-name="ce10">
            <text:p>584</text:p>
          </table:table-cell>
          <table:table-cell office:value-type="float" office:value="17018" table:style-name="ce10">
            <text:p>17 018</text:p>
          </table:table-cell>
          <table:table-cell office:value-type="float" office:value="16007" table:style-name="ce10">
            <text:p>16 007</text:p>
          </table:table-cell>
          <table:table-cell office:value-type="float" office:value="820415224" table:style-name="ce10">
            <text:p>820 415 22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16" table:style-name="ce10">
            <text:p>16</text:p>
          </table:table-cell>
          <table:table-cell office:value-type="float" office:value="1065" table:style-name="ce10">
            <text:p>1 065</text:p>
          </table:table-cell>
          <table:table-cell office:value-type="float" office:value="931" table:style-name="ce10">
            <text:p>931</text:p>
          </table:table-cell>
          <table:table-cell office:value-type="float" office:value="27813211" table:style-name="ce10">
            <text:p>27 813 21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37" table:style-name="ce10">
            <text:p>37</text:p>
          </table:table-cell>
          <table:table-cell office:value-type="float" office:value="668" table:style-name="ce10">
            <text:p>668</text:p>
          </table:table-cell>
          <table:table-cell office:value-type="float" office:value="608" table:style-name="ce10">
            <text:p>608</text:p>
          </table:table-cell>
          <table:table-cell office:value-type="float" office:value="27030726" table:style-name="ce10">
            <text:p>27 030 72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30" table:style-name="ce10">
            <text:p>30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sans hebergement</text:p>
          </table:table-cell>
          <table:table-cell office:value-type="float" office:value="13" table:style-name="ce10">
            <text:p>13</text:p>
          </table:table-cell>
          <table:table-cell office:value-type="float" office:value="254" table:style-name="ce10">
            <text:p>254</text:p>
          </table:table-cell>
          <table:table-cell office:value-type="float" office:value="192" table:style-name="ce10">
            <text:p>192</text:p>
          </table:table-cell>
          <table:table-cell office:value-type="float" office:value="4216647" table:style-name="ce10">
            <text:p>4 216 64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s services financiers hors assurance et caisse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249" table:style-name="ce10">
            <text:p>249</text:p>
          </table:table-cell>
          <table:table-cell office:value-type="float" office:value="4213" table:style-name="ce10">
            <text:p>4 213</text:p>
          </table:table-cell>
          <table:table-cell office:value-type="float" office:value="3819" table:style-name="ce10">
            <text:p>3 819</text:p>
          </table:table-cell>
          <table:table-cell office:value-type="float" office:value="176038062" table:style-name="ce10">
            <text:p>176 038 06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18" table:style-name="ce10">
            <text:p>18</text:p>
          </table:table-cell>
          <table:table-cell office:value-type="float" office:value="660" table:style-name="ce10">
            <text:p>660</text:p>
          </table:table-cell>
          <table:table-cell office:value-type="float" office:value="614" table:style-name="ce10">
            <text:p>614</text:p>
          </table:table-cell>
          <table:table-cell office:value-type="float" office:value="15962009" table:style-name="ce10">
            <text:p>15 962 00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sans hebergement</text:p>
          </table:table-cell>
          <table:table-cell office:value-type="float" office:value="33" table:style-name="ce10">
            <text:p>33</text:p>
          </table:table-cell>
          <table:table-cell office:value-type="float" office:value="624" table:style-name="ce10">
            <text:p>624</text:p>
          </table:table-cell>
          <table:table-cell office:value-type="float" office:value="549" table:style-name="ce10">
            <text:p>549</text:p>
          </table:table-cell>
          <table:table-cell office:value-type="float" office:value="13711377" table:style-name="ce10">
            <text:p>13 711 37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12" table:style-name="ce10">
            <text:p>12</text:p>
          </table:table-cell>
          <table:table-cell office:value-type="float" office:value="43" table:style-name="ce10">
            <text:p>43</text:p>
          </table:table-cell>
          <table:table-cell office:value-type="float" office:value="39" table:style-name="ce10">
            <text:p>39</text:p>
          </table:table-cell>
          <table:table-cell office:value-type="float" office:value="1742654" table:style-name="ce10">
            <text:p>1 742 65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530" table:style-name="ce10">
            <text:p>530</text:p>
          </table:table-cell>
          <table:table-cell office:value-type="float" office:value="13858" table:style-name="ce10">
            <text:p>13 858</text:p>
          </table:table-cell>
          <table:table-cell office:value-type="float" office:value="12932" table:style-name="ce10">
            <text:p>12 932</text:p>
          </table:table-cell>
          <table:table-cell office:value-type="float" office:value="620628227" table:style-name="ce10">
            <text:p>620 628 22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28" table:style-name="ce10">
            <text:p>28</text:p>
          </table:table-cell>
          <table:table-cell office:value-type="float" office:value="923" table:style-name="ce10">
            <text:p>923</text:p>
          </table:table-cell>
          <table:table-cell office:value-type="float" office:value="825" table:style-name="ce10">
            <text:p>825</text:p>
          </table:table-cell>
          <table:table-cell office:value-type="float" office:value="21416512" table:style-name="ce10">
            <text:p>21 416 51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sans hebergement</text:p>
          </table:table-cell>
          <table:table-cell office:value-type="float" office:value="39" table:style-name="ce10">
            <text:p>39</text:p>
          </table:table-cell>
          <table:table-cell office:value-type="float" office:value="461" table:style-name="ce10">
            <text:p>461</text:p>
          </table:table-cell>
          <table:table-cell office:value-type="float" office:value="387" table:style-name="ce10">
            <text:p>387</text:p>
          </table:table-cell>
          <table:table-cell office:value-type="float" office:value="8676311" table:style-name="ce10">
            <text:p>8 676 31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25" table:style-name="ce10">
            <text:p>25</text:p>
          </table:table-cell>
          <table:table-cell office:value-type="float" office:value="331" table:style-name="ce10">
            <text:p>331</text:p>
          </table:table-cell>
          <table:table-cell office:value-type="float" office:value="314" table:style-name="ce10">
            <text:p>314</text:p>
          </table:table-cell>
          <table:table-cell office:value-type="float" office:value="12842012" table:style-name="ce10">
            <text:p>12 842 01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482" table:style-name="ce10">
            <text:p>482</text:p>
          </table:table-cell>
          <table:table-cell office:value-type="float" office:value="6764" table:style-name="ce10">
            <text:p>6 764</text:p>
          </table:table-cell>
          <table:table-cell office:value-type="float" office:value="6238" table:style-name="ce10">
            <text:p>6 238</text:p>
          </table:table-cell>
          <table:table-cell office:value-type="float" office:value="247816626" table:style-name="ce10">
            <text:p>247 816 62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32" table:style-name="ce10">
            <text:p>32</text:p>
          </table:table-cell>
          <table:table-cell office:value-type="float" office:value="1351" table:style-name="ce10">
            <text:p>1 351</text:p>
          </table:table-cell>
          <table:table-cell office:value-type="float" office:value="1185" table:style-name="ce10">
            <text:p>1 185</text:p>
          </table:table-cell>
          <table:table-cell office:value-type="float" office:value="31738534" table:style-name="ce10">
            <text:p>31 738 53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sans hebergement</text:p>
          </table:table-cell>
          <table:table-cell office:value-type="float" office:value="52" table:style-name="ce10">
            <text:p>52</text:p>
          </table:table-cell>
          <table:table-cell office:value-type="float" office:value="701" table:style-name="ce10">
            <text:p>701</text:p>
          </table:table-cell>
          <table:table-cell office:value-type="float" office:value="629" table:style-name="ce10">
            <text:p>629</text:p>
          </table:table-cell>
          <table:table-cell office:value-type="float" office:value="16109416" table:style-name="ce10">
            <text:p>16 109 4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5" table:style-name="ce10">
            <text:p>5</text:p>
          </table:table-cell>
          <table:table-cell office:value-type="float" office:value="20" table:style-name="ce10">
            <text:p>20</text:p>
          </table:table-cell>
          <table:table-cell office:value-type="float" office:value="16" table:style-name="ce10">
            <text:p>16</text:p>
          </table:table-cell>
          <table:table-cell office:value-type="float" office:value="657788" table:style-name="ce10">
            <text:p>657 78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245" table:style-name="ce10">
            <text:p>245</text:p>
          </table:table-cell>
          <table:table-cell office:value-type="float" office:value="3828" table:style-name="ce10">
            <text:p>3 828</text:p>
          </table:table-cell>
          <table:table-cell office:value-type="float" office:value="3601" table:style-name="ce10">
            <text:p>3 601</text:p>
          </table:table-cell>
          <table:table-cell office:value-type="float" office:value="141443429" table:style-name="ce10">
            <text:p>141 443 42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59" table:style-name="ce10">
            <text:p>59</text:p>
          </table:table-cell>
          <table:table-cell office:value-type="float" office:value="1925" table:style-name="ce10">
            <text:p>1 925</text:p>
          </table:table-cell>
          <table:table-cell office:value-type="float" office:value="1632" table:style-name="ce10">
            <text:p>1 632</text:p>
          </table:table-cell>
          <table:table-cell office:value-type="float" office:value="43009154" table:style-name="ce10">
            <text:p>43 009 15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sans hebergement</text:p>
          </table:table-cell>
          <table:table-cell office:value-type="float" office:value="23" table:style-name="ce10">
            <text:p>23</text:p>
          </table:table-cell>
          <table:table-cell office:value-type="float" office:value="435" table:style-name="ce10">
            <text:p>435</text:p>
          </table:table-cell>
          <table:table-cell office:value-type="float" office:value="324" table:style-name="ce10">
            <text:p>324</text:p>
          </table:table-cell>
          <table:table-cell office:value-type="float" office:value="7703730" table:style-name="ce10">
            <text:p>7 703 73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21" table:style-name="ce10">
            <text:p>21</text:p>
          </table:table-cell>
          <table:table-cell office:value-type="float" office:value="210" table:style-name="ce10">
            <text:p>210</text:p>
          </table:table-cell>
          <table:table-cell office:value-type="float" office:value="198" table:style-name="ce10">
            <text:p>198</text:p>
          </table:table-cell>
          <table:table-cell office:value-type="float" office:value="8448957" table:style-name="ce10">
            <text:p>8 448 95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ssurances</text:p>
          </table:table-cell>
          <table:table-cell office:value-type="float" office:value="427" table:style-name="ce10">
            <text:p>427</text:p>
          </table:table-cell>
          <table:table-cell office:value-type="float" office:value="4857" table:style-name="ce10">
            <text:p>4 857</text:p>
          </table:table-cell>
          <table:table-cell office:value-type="float" office:value="4405" table:style-name="ce10">
            <text:p>4 405</text:p>
          </table:table-cell>
          <table:table-cell office:value-type="float" office:value="179936953" table:style-name="ce10">
            <text:p>179 936 95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8" table:style-name="ce10">
            <text:p>8</text:p>
          </table:table-cell>
          <table:table-cell office:value-type="float" office:value="441" table:style-name="ce10">
            <text:p>441</text:p>
          </table:table-cell>
          <table:table-cell office:value-type="float" office:value="399" table:style-name="ce10">
            <text:p>399</text:p>
          </table:table-cell>
          <table:table-cell office:value-type="float" office:value="11253242" table:style-name="ce10">
            <text:p>11 253 24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139" table:style-name="ce10">
            <text:p>139</text:p>
          </table:table-cell>
          <table:table-cell office:value-type="float" office:value="4824" table:style-name="ce10">
            <text:p>4 824</text:p>
          </table:table-cell>
          <table:table-cell office:value-type="float" office:value="4011" table:style-name="ce10">
            <text:p>4 011</text:p>
          </table:table-cell>
          <table:table-cell office:value-type="float" office:value="110079734" table:style-name="ce10">
            <text:p>110 079 73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660" table:style-name="ce10">
            <text:p>660</text:p>
          </table:table-cell>
          <table:table-cell office:value-type="float" office:value="9972" table:style-name="ce10">
            <text:p>9 972</text:p>
          </table:table-cell>
          <table:table-cell office:value-type="float" office:value="9229" table:style-name="ce10">
            <text:p>9 229</text:p>
          </table:table-cell>
          <table:table-cell office:value-type="float" office:value="382875616" table:style-name="ce10">
            <text:p>382 875 6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144" table:style-name="ce10">
            <text:p>144</text:p>
          </table:table-cell>
          <table:table-cell office:value-type="float" office:value="873" table:style-name="ce10">
            <text:p>873</text:p>
          </table:table-cell>
          <table:table-cell office:value-type="float" office:value="783" table:style-name="ce10">
            <text:p>783</text:p>
          </table:table-cell>
          <table:table-cell office:value-type="float" office:value="27200295" table:style-name="ce10">
            <text:p>27 200 29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120" table:style-name="ce10">
            <text:p>120</text:p>
          </table:table-cell>
          <table:table-cell office:value-type="float" office:value="3494" table:style-name="ce10">
            <text:p>3 494</text:p>
          </table:table-cell>
          <table:table-cell office:value-type="float" office:value="2949" table:style-name="ce10">
            <text:p>2 949</text:p>
          </table:table-cell>
          <table:table-cell office:value-type="float" office:value="128186799" table:style-name="ce10">
            <text:p>128 186 7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99" table:style-name="ce10">
            <text:p>99</text:p>
          </table:table-cell>
          <table:table-cell office:value-type="float" office:value="4593" table:style-name="ce10">
            <text:p>4 593</text:p>
          </table:table-cell>
          <table:table-cell office:value-type="float" office:value="3780" table:style-name="ce10">
            <text:p>3 780</text:p>
          </table:table-cell>
          <table:table-cell office:value-type="float" office:value="89719965" table:style-name="ce10">
            <text:p>89 719 96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292" table:style-name="ce10">
            <text:p>292</text:p>
          </table:table-cell>
          <table:table-cell office:value-type="float" office:value="2788" table:style-name="ce10">
            <text:p>2 788</text:p>
          </table:table-cell>
          <table:table-cell office:value-type="float" office:value="2605" table:style-name="ce10">
            <text:p>2 605</text:p>
          </table:table-cell>
          <table:table-cell office:value-type="float" office:value="102750353" table:style-name="ce10">
            <text:p>102 750 35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79" table:style-name="ce10">
            <text:p>79</text:p>
          </table:table-cell>
          <table:table-cell office:value-type="float" office:value="425" table:style-name="ce10">
            <text:p>425</text:p>
          </table:table-cell>
          <table:table-cell office:value-type="float" office:value="389" table:style-name="ce10">
            <text:p>389</text:p>
          </table:table-cell>
          <table:table-cell office:value-type="float" office:value="12324917" table:style-name="ce10">
            <text:p>12 324 9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52" table:style-name="ce10">
            <text:p>52</text:p>
          </table:table-cell>
          <table:table-cell office:value-type="float" office:value="988" table:style-name="ce10">
            <text:p>988</text:p>
          </table:table-cell>
          <table:table-cell office:value-type="float" office:value="872" table:style-name="ce10">
            <text:p>872</text:p>
          </table:table-cell>
          <table:table-cell office:value-type="float" office:value="31096306" table:style-name="ce10">
            <text:p>31 096 30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61" table:style-name="ce10">
            <text:p>61</text:p>
          </table:table-cell>
          <table:table-cell office:value-type="float" office:value="1915" table:style-name="ce10">
            <text:p>1 915</text:p>
          </table:table-cell>
          <table:table-cell office:value-type="float" office:value="1603" table:style-name="ce10">
            <text:p>1 603</text:p>
          </table:table-cell>
          <table:table-cell office:value-type="float" office:value="41331716" table:style-name="ce10">
            <text:p>41 331 7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233" table:style-name="ce10">
            <text:p>233</text:p>
          </table:table-cell>
          <table:table-cell office:value-type="float" office:value="4038" table:style-name="ce10">
            <text:p>4 038</text:p>
          </table:table-cell>
          <table:table-cell office:value-type="float" office:value="3814" table:style-name="ce10">
            <text:p>3 814</text:p>
          </table:table-cell>
          <table:table-cell office:value-type="float" office:value="145664717" table:style-name="ce10">
            <text:p>145 664 7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74" table:style-name="ce10">
            <text:p>74</text:p>
          </table:table-cell>
          <table:table-cell office:value-type="float" office:value="654" table:style-name="ce10">
            <text:p>654</text:p>
          </table:table-cell>
          <table:table-cell office:value-type="float" office:value="595" table:style-name="ce10">
            <text:p>595</text:p>
          </table:table-cell>
          <table:table-cell office:value-type="float" office:value="22726234" table:style-name="ce10">
            <text:p>22 726 23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31" table:style-name="ce10">
            <text:p>31</text:p>
          </table:table-cell>
          <table:table-cell office:value-type="float" office:value="1781" table:style-name="ce10">
            <text:p>1 781</text:p>
          </table:table-cell>
          <table:table-cell office:value-type="float" office:value="1543" table:style-name="ce10">
            <text:p>1 543</text:p>
          </table:table-cell>
          <table:table-cell office:value-type="float" office:value="56874486" table:style-name="ce10">
            <text:p>56 874 48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37" table:style-name="ce10">
            <text:p>37</text:p>
          </table:table-cell>
          <table:table-cell office:value-type="float" office:value="889" table:style-name="ce10">
            <text:p>889</text:p>
          </table:table-cell>
          <table:table-cell office:value-type="float" office:value="800" table:style-name="ce10">
            <text:p>800</text:p>
          </table:table-cell>
          <table:table-cell office:value-type="float" office:value="21379671" table:style-name="ce10">
            <text:p>21 379 67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233" table:style-name="ce10">
            <text:p>233</text:p>
          </table:table-cell>
          <table:table-cell office:value-type="float" office:value="5562" table:style-name="ce10">
            <text:p>5 562</text:p>
          </table:table-cell>
          <table:table-cell office:value-type="float" office:value="5235" table:style-name="ce10">
            <text:p>5 235</text:p>
          </table:table-cell>
          <table:table-cell office:value-type="float" office:value="226574966" table:style-name="ce10">
            <text:p>226 574 96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48" table:style-name="ce10">
            <text:p>48</text:p>
          </table:table-cell>
          <table:table-cell office:value-type="float" office:value="326" table:style-name="ce10">
            <text:p>326</text:p>
          </table:table-cell>
          <table:table-cell office:value-type="float" office:value="314" table:style-name="ce10">
            <text:p>314</text:p>
          </table:table-cell>
          <table:table-cell office:value-type="float" office:value="10792461" table:style-name="ce10">
            <text:p>10 792 46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34" table:style-name="ce10">
            <text:p>34</text:p>
          </table:table-cell>
          <table:table-cell office:value-type="float" office:value="634" table:style-name="ce10">
            <text:p>634</text:p>
          </table:table-cell>
          <table:table-cell office:value-type="float" office:value="560" table:style-name="ce10">
            <text:p>560</text:p>
          </table:table-cell>
          <table:table-cell office:value-type="float" office:value="22805055" table:style-name="ce10">
            <text:p>22 805 05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34" table:style-name="ce10">
            <text:p>34</text:p>
          </table:table-cell>
          <table:table-cell office:value-type="float" office:value="212" table:style-name="ce10">
            <text:p>212</text:p>
          </table:table-cell>
          <table:table-cell office:value-type="float" office:value="204" table:style-name="ce10">
            <text:p>204</text:p>
          </table:table-cell>
          <table:table-cell office:value-type="float" office:value="8449098" table:style-name="ce10">
            <text:p>8 449 09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11" table:style-name="ce10">
            <text:p>1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8" table:style-name="ce10">
            <text:p>8</text:p>
          </table:table-cell>
          <table:table-cell office:value-type="float" office:value="272" table:style-name="ce10">
            <text:p>272</text:p>
          </table:table-cell>
          <table:table-cell office:value-type="float" office:value="220" table:style-name="ce10">
            <text:p>220</text:p>
          </table:table-cell>
          <table:table-cell office:value-type="float" office:value="5974665" table:style-name="ce10">
            <text:p>5 974 66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398" table:style-name="ce10">
            <text:p>398</text:p>
          </table:table-cell>
          <table:table-cell office:value-type="float" office:value="5309" table:style-name="ce10">
            <text:p>5 309</text:p>
          </table:table-cell>
          <table:table-cell office:value-type="float" office:value="4942" table:style-name="ce10">
            <text:p>4 942</text:p>
          </table:table-cell>
          <table:table-cell office:value-type="float" office:value="207354399" table:style-name="ce10">
            <text:p>207 354 3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56" table:style-name="ce10">
            <text:p>56</text:p>
          </table:table-cell>
          <table:table-cell office:value-type="float" office:value="394" table:style-name="ce10">
            <text:p>394</text:p>
          </table:table-cell>
          <table:table-cell office:value-type="float" office:value="357" table:style-name="ce10">
            <text:p>357</text:p>
          </table:table-cell>
          <table:table-cell office:value-type="float" office:value="12865363" table:style-name="ce10">
            <text:p>12 865 36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47" table:style-name="ce10">
            <text:p>47</text:p>
          </table:table-cell>
          <table:table-cell office:value-type="float" office:value="1025" table:style-name="ce10">
            <text:p>1 025</text:p>
          </table:table-cell>
          <table:table-cell office:value-type="float" office:value="877" table:style-name="ce10">
            <text:p>877</text:p>
          </table:table-cell>
          <table:table-cell office:value-type="float" office:value="36487272" table:style-name="ce10">
            <text:p>36 487 27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32" table:style-name="ce10">
            <text:p>32</text:p>
          </table:table-cell>
          <table:table-cell office:value-type="float" office:value="287" table:style-name="ce10">
            <text:p>287</text:p>
          </table:table-cell>
          <table:table-cell office:value-type="float" office:value="273" table:style-name="ce10">
            <text:p>273</text:p>
          </table:table-cell>
          <table:table-cell office:value-type="float" office:value="12214887" table:style-name="ce10">
            <text:p>12 214 88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11" table:style-name="ce10">
            <text:p>1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5" table:style-name="ce10">
            <text:p>5</text:p>
          </table:table-cell>
          <table:table-cell office:value-type="float" office:value="244" table:style-name="ce10">
            <text:p>244</text:p>
          </table:table-cell>
          <table:table-cell office:value-type="float" office:value="219" table:style-name="ce10">
            <text:p>219</text:p>
          </table:table-cell>
          <table:table-cell office:value-type="float" office:value="5955791" table:style-name="ce10">
            <text:p>5 955 79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369" table:style-name="ce10">
            <text:p>369</text:p>
          </table:table-cell>
          <table:table-cell office:value-type="float" office:value="5265" table:style-name="ce10">
            <text:p>5 265</text:p>
          </table:table-cell>
          <table:table-cell office:value-type="float" office:value="4888" table:style-name="ce10">
            <text:p>4 888</text:p>
          </table:table-cell>
          <table:table-cell office:value-type="float" office:value="201954938" table:style-name="ce10">
            <text:p>201 954 93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80" table:style-name="ce10">
            <text:p>80</text:p>
          </table:table-cell>
          <table:table-cell office:value-type="float" office:value="287" table:style-name="ce10">
            <text:p>287</text:p>
          </table:table-cell>
          <table:table-cell office:value-type="float" office:value="268" table:style-name="ce10">
            <text:p>268</text:p>
          </table:table-cell>
          <table:table-cell office:value-type="float" office:value="8773513" table:style-name="ce10">
            <text:p>8 773 51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46" table:style-name="ce10">
            <text:p>46</text:p>
          </table:table-cell>
          <table:table-cell office:value-type="float" office:value="490" table:style-name="ce10">
            <text:p>490</text:p>
          </table:table-cell>
          <table:table-cell office:value-type="float" office:value="439" table:style-name="ce10">
            <text:p>439</text:p>
          </table:table-cell>
          <table:table-cell office:value-type="float" office:value="18173515" table:style-name="ce10">
            <text:p>18 173 51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29" table:style-name="ce10">
            <text:p>29</text:p>
          </table:table-cell>
          <table:table-cell office:value-type="float" office:value="1428" table:style-name="ce10">
            <text:p>1 428</text:p>
          </table:table-cell>
          <table:table-cell office:value-type="float" office:value="1252" table:style-name="ce10">
            <text:p>1 252</text:p>
          </table:table-cell>
          <table:table-cell office:value-type="float" office:value="38345043" table:style-name="ce10">
            <text:p>38 345 04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617" table:style-name="ce10">
            <text:p>617</text:p>
          </table:table-cell>
          <table:table-cell office:value-type="float" office:value="17416" table:style-name="ce10">
            <text:p>17 416</text:p>
          </table:table-cell>
          <table:table-cell office:value-type="float" office:value="16361" table:style-name="ce10">
            <text:p>16 361</text:p>
          </table:table-cell>
          <table:table-cell office:value-type="float" office:value="839088045" table:style-name="ce10">
            <text:p>839 088 04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64" table:style-name="ce10">
            <text:p>64</text:p>
          </table:table-cell>
          <table:table-cell office:value-type="float" office:value="221" table:style-name="ce10">
            <text:p>221</text:p>
          </table:table-cell>
          <table:table-cell office:value-type="float" office:value="229" table:style-name="ce10">
            <text:p>229</text:p>
          </table:table-cell>
          <table:table-cell office:value-type="float" office:value="15334180" table:style-name="ce10">
            <text:p>15 334 18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50" table:style-name="ce10">
            <text:p>50</text:p>
          </table:table-cell>
          <table:table-cell office:value-type="float" office:value="5388" table:style-name="ce10">
            <text:p>5 388</text:p>
          </table:table-cell>
          <table:table-cell office:value-type="float" office:value="4476" table:style-name="ce10">
            <text:p>4 476</text:p>
          </table:table-cell>
          <table:table-cell office:value-type="float" office:value="185037916" table:style-name="ce10">
            <text:p>185 037 9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37" table:style-name="ce10">
            <text:p>37</text:p>
          </table:table-cell>
          <table:table-cell office:value-type="float" office:value="668" table:style-name="ce10">
            <text:p>668</text:p>
          </table:table-cell>
          <table:table-cell office:value-type="float" office:value="608" table:style-name="ce10">
            <text:p>608</text:p>
          </table:table-cell>
          <table:table-cell office:value-type="float" office:value="27030726" table:style-name="ce10">
            <text:p>27 030 72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4" table:style-name="ce10">
            <text:p>4</text:p>
          </table:table-cell>
          <table:table-cell office:value-type="float" office:value="26" table:style-name="ce10">
            <text:p>26</text:p>
          </table:table-cell>
          <table:table-cell office:value-type="float" office:value="24" table:style-name="ce10">
            <text:p>24</text:p>
          </table:table-cell>
          <table:table-cell office:value-type="float" office:value="804669" table:style-name="ce10">
            <text:p>804 66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30" table:style-name="ce10">
            <text:p>30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31" table:style-name="ce10">
            <text:p>31</text:p>
          </table:table-cell>
          <table:table-cell office:value-type="float" office:value="914" table:style-name="ce10">
            <text:p>914</text:p>
          </table:table-cell>
          <table:table-cell office:value-type="float" office:value="806" table:style-name="ce10">
            <text:p>806</text:p>
          </table:table-cell>
          <table:table-cell office:value-type="float" office:value="20178656" table:style-name="ce10">
            <text:p>20 178 65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256" table:style-name="ce10">
            <text:p>256</text:p>
          </table:table-cell>
          <table:table-cell office:value-type="float" office:value="4230" table:style-name="ce10">
            <text:p>4 230</text:p>
          </table:table-cell>
          <table:table-cell office:value-type="float" office:value="3833" table:style-name="ce10">
            <text:p>3 833</text:p>
          </table:table-cell>
          <table:table-cell office:value-type="float" office:value="176596690" table:style-name="ce10">
            <text:p>176 596 69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115" table:style-name="ce10">
            <text:p>115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59" table:style-name="ce10">
            <text:p>59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61" table:style-name="ce10">
            <text:p>61</text:p>
          </table:table-cell>
          <table:table-cell office:value-type="float" office:value="1547" table:style-name="ce10">
            <text:p>1 547</text:p>
          </table:table-cell>
          <table:table-cell office:value-type="float" office:value="1373" table:style-name="ce10">
            <text:p>1 373</text:p>
          </table:table-cell>
          <table:table-cell office:value-type="float" office:value="35127889" table:style-name="ce10">
            <text:p>35 127 88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542" table:style-name="ce10">
            <text:p>542</text:p>
          </table:table-cell>
          <table:table-cell office:value-type="float" office:value="13901" table:style-name="ce10">
            <text:p>13 901</text:p>
          </table:table-cell>
          <table:table-cell office:value-type="float" office:value="12971" table:style-name="ce10">
            <text:p>12 971</text:p>
          </table:table-cell>
          <table:table-cell office:value-type="float" office:value="622370881" table:style-name="ce10">
            <text:p>622 370 88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120" table:style-name="ce10">
            <text:p>120</text:p>
          </table:table-cell>
          <table:table-cell office:value-type="float" office:value="838" table:style-name="ce10">
            <text:p>838</text:p>
          </table:table-cell>
          <table:table-cell office:value-type="float" office:value="744" table:style-name="ce10">
            <text:p>744</text:p>
          </table:table-cell>
          <table:table-cell office:value-type="float" office:value="25167849" table:style-name="ce10">
            <text:p>25 167 84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66" table:style-name="ce10">
            <text:p>66</text:p>
          </table:table-cell>
          <table:table-cell office:value-type="float" office:value="1802" table:style-name="ce10">
            <text:p>1 802</text:p>
          </table:table-cell>
          <table:table-cell office:value-type="float" office:value="1646" table:style-name="ce10">
            <text:p>1 646</text:p>
          </table:table-cell>
          <table:table-cell office:value-type="float" office:value="67972157" table:style-name="ce10">
            <text:p>67 972 15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71" table:style-name="ce10">
            <text:p>71</text:p>
          </table:table-cell>
          <table:table-cell office:value-type="float" office:value="1812" table:style-name="ce10">
            <text:p>1 812</text:p>
          </table:table-cell>
          <table:table-cell office:value-type="float" office:value="1572" table:style-name="ce10">
            <text:p>1 572</text:p>
          </table:table-cell>
          <table:table-cell office:value-type="float" office:value="40414845" table:style-name="ce10">
            <text:p>40 414 84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507" table:style-name="ce10">
            <text:p>507</text:p>
          </table:table-cell>
          <table:table-cell office:value-type="float" office:value="7095" table:style-name="ce10">
            <text:p>7 095</text:p>
          </table:table-cell>
          <table:table-cell office:value-type="float" office:value="6552" table:style-name="ce10">
            <text:p>6 552</text:p>
          </table:table-cell>
          <table:table-cell office:value-type="float" office:value="260658638" table:style-name="ce10">
            <text:p>260 658 63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154" table:style-name="ce10">
            <text:p>154</text:p>
          </table:table-cell>
          <table:table-cell office:value-type="float" office:value="1083" table:style-name="ce10">
            <text:p>1 083</text:p>
          </table:table-cell>
          <table:table-cell office:value-type="float" office:value="994" table:style-name="ce10">
            <text:p>994</text:p>
          </table:table-cell>
          <table:table-cell office:value-type="float" office:value="31651222" table:style-name="ce10">
            <text:p>31 651 22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108" table:style-name="ce10">
            <text:p>108</text:p>
          </table:table-cell>
          <table:table-cell office:value-type="float" office:value="2871" table:style-name="ce10">
            <text:p>2 871</text:p>
          </table:table-cell>
          <table:table-cell office:value-type="float" office:value="2547" table:style-name="ce10">
            <text:p>2 547</text:p>
          </table:table-cell>
          <table:table-cell office:value-type="float" office:value="95603011" table:style-name="ce10">
            <text:p>95 603 01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111" table:style-name="ce10">
            <text:p>111</text:p>
          </table:table-cell>
          <table:table-cell office:value-type="float" office:value="2626" table:style-name="ce10">
            <text:p>2 626</text:p>
          </table:table-cell>
          <table:table-cell office:value-type="float" office:value="2261" table:style-name="ce10">
            <text:p>2 261</text:p>
          </table:table-cell>
          <table:table-cell office:value-type="float" office:value="59118570" table:style-name="ce10">
            <text:p>59 118 5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250" table:style-name="ce10">
            <text:p>250</text:p>
          </table:table-cell>
          <table:table-cell office:value-type="float" office:value="3848" table:style-name="ce10">
            <text:p>3 848</text:p>
          </table:table-cell>
          <table:table-cell office:value-type="float" office:value="3617" table:style-name="ce10">
            <text:p>3 617</text:p>
          </table:table-cell>
          <table:table-cell office:value-type="float" office:value="142101217" table:style-name="ce10">
            <text:p>142 101 2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87" table:style-name="ce10">
            <text:p>87</text:p>
          </table:table-cell>
          <table:table-cell office:value-type="float" office:value="561" table:style-name="ce10">
            <text:p>561</text:p>
          </table:table-cell>
          <table:table-cell office:value-type="float" office:value="534" table:style-name="ce10">
            <text:p>534</text:p>
          </table:table-cell>
          <table:table-cell office:value-type="float" office:value="18389819" table:style-name="ce10">
            <text:p>18 389 81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39" table:style-name="ce10">
            <text:p>39</text:p>
          </table:table-cell>
          <table:table-cell office:value-type="float" office:value="1325" table:style-name="ce10">
            <text:p>1 325</text:p>
          </table:table-cell>
          <table:table-cell office:value-type="float" office:value="1109" table:style-name="ce10">
            <text:p>1 109</text:p>
          </table:table-cell>
          <table:table-cell office:value-type="float" office:value="43820685" table:style-name="ce10">
            <text:p>43 820 68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31" table:style-name="ce10">
            <text:p>31</text:p>
          </table:table-cell>
          <table:table-cell office:value-type="float" office:value="876" table:style-name="ce10">
            <text:p>876</text:p>
          </table:table-cell>
          <table:table-cell office:value-type="float" office:value="722" table:style-name="ce10">
            <text:p>722</text:p>
          </table:table-cell>
          <table:table-cell office:value-type="float" office:value="18956972" table:style-name="ce10">
            <text:p>18 956 97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Ensemble</text:p>
          </table:table-cell>
          <table:table-cell office:value-type="float" office:value="448" table:style-name="ce10">
            <text:p>448</text:p>
          </table:table-cell>
          <table:table-cell office:value-type="float" office:value="5067" table:style-name="ce10">
            <text:p>5 067</text:p>
          </table:table-cell>
          <table:table-cell office:value-type="float" office:value="4603" table:style-name="ce10">
            <text:p>4 603</text:p>
          </table:table-cell>
          <table:table-cell office:value-type="float" office:value="188385910" table:style-name="ce10">
            <text:p>188 385 91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UTRES SECTEURS D ACTIVITE DES MUTUELLES</text:p>
          </table:table-cell>
          <table:table-cell office:value-type="string" table:style-name="ce9">
            <text:p>Ensemble</text:p>
          </table:table-cell>
          <table:table-cell office:value-type="float" office:value="58" table:style-name="ce10">
            <text:p>58</text:p>
          </table:table-cell>
          <table:table-cell office:value-type="float" office:value="297" table:style-name="ce10">
            <text:p>297</text:p>
          </table:table-cell>
          <table:table-cell office:value-type="float" office:value="265" table:style-name="ce10">
            <text:p>265</text:p>
          </table:table-cell>
          <table:table-cell office:value-type="float" office:value="10160572" table:style-name="ce10">
            <text:p>10 160 57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79" table:style-name="ce10">
            <text:p>79</text:p>
          </table:table-cell>
          <table:table-cell office:value-type="float" office:value="1716" table:style-name="ce10">
            <text:p>1 716</text:p>
          </table:table-cell>
          <table:table-cell office:value-type="float" office:value="1358" table:style-name="ce10">
            <text:p>1 358</text:p>
          </table:table-cell>
          <table:table-cell office:value-type="float" office:value="62664508" table:style-name="ce10">
            <text:p>62 664 50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sans hebergement</text:p>
          </table:table-cell>
          <table:table-cell office:value-type="float" office:value="52" table:style-name="ce10">
            <text:p>52</text:p>
          </table:table-cell>
          <table:table-cell office:value-type="float" office:value="1408" table:style-name="ce10">
            <text:p>1 408</text:p>
          </table:table-cell>
          <table:table-cell office:value-type="float" office:value="1082" table:style-name="ce10">
            <text:p>1 082</text:p>
          </table:table-cell>
          <table:table-cell office:value-type="float" office:value="27662842" table:style-name="ce10">
            <text:p>27 662 84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87" table:style-name="ce10">
            <text:p>87</text:p>
          </table:table-cell>
          <table:table-cell office:value-type="float" office:value="3416" table:style-name="ce10">
            <text:p>3 416</text:p>
          </table:table-cell>
          <table:table-cell office:value-type="float" office:value="2929" table:style-name="ce10">
            <text:p>2 929</text:p>
          </table:table-cell>
          <table:table-cell office:value-type="float" office:value="82416892" table:style-name="ce10">
            <text:p>82 416 89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21" table:style-name="ce10">
            <text:p>2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16310724" table:style-name="ce10">
            <text:p>16 310 72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639" table:style-name="ce10">
            <text:p>639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366564892" table:style-name="ce10">
            <text:p>366 564 89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sans hebergement</text:p>
          </table:table-cell>
          <table:table-cell office:value-type="float" office:value="50" table:style-name="ce10">
            <text:p>50</text:p>
          </table:table-cell>
          <table:table-cell office:value-type="float" office:value="2566" table:style-name="ce10">
            <text:p>2 566</text:p>
          </table:table-cell>
          <table:table-cell office:value-type="float" office:value="2055" table:style-name="ce10">
            <text:p>2 055</text:p>
          </table:table-cell>
          <table:table-cell office:value-type="float" office:value="42327837" table:style-name="ce10">
            <text:p>42 327 83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49" table:style-name="ce10">
            <text:p>49</text:p>
          </table:table-cell>
          <table:table-cell office:value-type="float" office:value="2027" table:style-name="ce10">
            <text:p>2 027</text:p>
          </table:table-cell>
          <table:table-cell office:value-type="float" office:value="1725" table:style-name="ce10">
            <text:p>1 725</text:p>
          </table:table-cell>
          <table:table-cell office:value-type="float" office:value="47392128" table:style-name="ce10">
            <text:p>47 392 12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11" table:style-name="ce10">
            <text:p>11</text:p>
          </table:table-cell>
          <table:table-cell office:value-type="float" office:value="30" table:style-name="ce10">
            <text:p>30</text:p>
          </table:table-cell>
          <table:table-cell office:value-type="float" office:value="27" table:style-name="ce10">
            <text:p>27</text:p>
          </table:table-cell>
          <table:table-cell office:value-type="float" office:value="1091137" table:style-name="ce10">
            <text:p>1 091 13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281" table:style-name="ce10">
            <text:p>281</text:p>
          </table:table-cell>
          <table:table-cell office:value-type="float" office:value="2758" table:style-name="ce10">
            <text:p>2 758</text:p>
          </table:table-cell>
          <table:table-cell office:value-type="float" office:value="2577" table:style-name="ce10">
            <text:p>2 577</text:p>
          </table:table-cell>
          <table:table-cell office:value-type="float" office:value="101659216" table:style-name="ce10">
            <text:p>101 659 2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sans hebergement</text:p>
          </table:table-cell>
          <table:table-cell office:value-type="float" office:value="20" table:style-name="ce10">
            <text:p>20</text:p>
          </table:table-cell>
          <table:table-cell office:value-type="float" office:value="511" table:style-name="ce10">
            <text:p>511</text:p>
          </table:table-cell>
          <table:table-cell office:value-type="float" office:value="438" table:style-name="ce10">
            <text:p>438</text:p>
          </table:table-cell>
          <table:table-cell office:value-type="float" office:value="10508078" table:style-name="ce10">
            <text:p>10 508 07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41" table:style-name="ce10">
            <text:p>41</text:p>
          </table:table-cell>
          <table:table-cell office:value-type="float" office:value="1404" table:style-name="ce10">
            <text:p>1 404</text:p>
          </table:table-cell>
          <table:table-cell office:value-type="float" office:value="1165" table:style-name="ce10">
            <text:p>1 165</text:p>
          </table:table-cell>
          <table:table-cell office:value-type="float" office:value="30823638" table:style-name="ce10">
            <text:p>30 823 63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8" table:style-name="ce10">
            <text:p>8</text:p>
          </table:table-cell>
          <table:table-cell office:value-type="float" office:value="92" table:style-name="ce10">
            <text:p>92</text:p>
          </table:table-cell>
          <table:table-cell office:value-type="float" office:value="88" table:style-name="ce10">
            <text:p>88</text:p>
          </table:table-cell>
          <table:table-cell office:value-type="float" office:value="3593367" table:style-name="ce10">
            <text:p>3 593 36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225" table:style-name="ce10">
            <text:p>225</text:p>
          </table:table-cell>
          <table:table-cell office:value-type="float" office:value="3946" table:style-name="ce10">
            <text:p>3 946</text:p>
          </table:table-cell>
          <table:table-cell office:value-type="float" office:value="3726" table:style-name="ce10">
            <text:p>3 726</text:p>
          </table:table-cell>
          <table:table-cell office:value-type="float" office:value="142071350" table:style-name="ce10">
            <text:p>142 071 35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sans hebergement</text:p>
          </table:table-cell>
          <table:table-cell office:value-type="float" office:value="18" table:style-name="ce10">
            <text:p>18</text:p>
          </table:table-cell>
          <table:table-cell office:value-type="float" office:value="118" table:style-name="ce10">
            <text:p>118</text:p>
          </table:table-cell>
          <table:table-cell office:value-type="float" office:value="106" table:style-name="ce10">
            <text:p>106</text:p>
          </table:table-cell>
          <table:table-cell office:value-type="float" office:value="2571229" table:style-name="ce10">
            <text:p>2 571 22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19" table:style-name="ce10">
            <text:p>19</text:p>
          </table:table-cell>
          <table:table-cell office:value-type="float" office:value="771" table:style-name="ce10">
            <text:p>771</text:p>
          </table:table-cell>
          <table:table-cell office:value-type="float" office:value="694" table:style-name="ce10">
            <text:p>694</text:p>
          </table:table-cell>
          <table:table-cell office:value-type="float" office:value="18808442" table:style-name="ce10">
            <text:p>18 808 44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11" table:style-name="ce10">
            <text:p>11</text:p>
          </table:table-cell>
          <table:table-cell office:value-type="float" office:value="224" table:style-name="ce10">
            <text:p>224</text:p>
          </table:table-cell>
          <table:table-cell office:value-type="float" office:value="207" table:style-name="ce10">
            <text:p>207</text:p>
          </table:table-cell>
          <table:table-cell office:value-type="float" office:value="8571265" table:style-name="ce10">
            <text:p>8 571 26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222" table:style-name="ce10">
            <text:p>222</text:p>
          </table:table-cell>
          <table:table-cell office:value-type="float" office:value="5338" table:style-name="ce10">
            <text:p>5 338</text:p>
          </table:table-cell>
          <table:table-cell office:value-type="float" office:value="5028" table:style-name="ce10">
            <text:p>5 028</text:p>
          </table:table-cell>
          <table:table-cell office:value-type="float" office:value="218003701" table:style-name="ce10">
            <text:p>218 003 70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sans hebergement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717051" table:style-name="ce10">
            <text:p>717 05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6" table:style-name="ce10">
            <text:p>6</text:p>
          </table:table-cell>
          <table:table-cell office:value-type="float" office:value="157" table:style-name="ce10">
            <text:p>157</text:p>
          </table:table-cell>
          <table:table-cell office:value-type="float" office:value="132" table:style-name="ce10">
            <text:p>132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sans hebergement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712590" table:style-name="ce10">
            <text:p>712 59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5262075" table:style-name="ce10">
            <text:p>5 262 07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20" table:style-name="ce10">
            <text:p>20</text:p>
          </table:table-cell>
          <table:table-cell office:value-type="float" office:value="105" table:style-name="ce10">
            <text:p>105</text:p>
          </table:table-cell>
          <table:table-cell office:value-type="float" office:value="110" table:style-name="ce10">
            <text:p>110</text:p>
          </table:table-cell>
          <table:table-cell office:value-type="float" office:value="4897983" table:style-name="ce10">
            <text:p>4 897 98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378" table:style-name="ce10">
            <text:p>378</text:p>
          </table:table-cell>
          <table:table-cell office:value-type="float" office:value="5204" table:style-name="ce10">
            <text:p>5 204</text:p>
          </table:table-cell>
          <table:table-cell office:value-type="float" office:value="4832" table:style-name="ce10">
            <text:p>4 832</text:p>
          </table:table-cell>
          <table:table-cell office:value-type="float" office:value="202456416" table:style-name="ce10">
            <text:p>202 456 4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sans hebergement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32" table:style-name="ce10">
            <text:p>32</text:p>
          </table:table-cell>
          <table:table-cell office:value-type="float" office:value="287" table:style-name="ce10">
            <text:p>287</text:p>
          </table:table-cell>
          <table:table-cell office:value-type="float" office:value="273" table:style-name="ce10">
            <text:p>273</text:p>
          </table:table-cell>
          <table:table-cell office:value-type="float" office:value="12214887" table:style-name="ce10">
            <text:p>12 214 88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sans hebergement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12" table:style-name="ce10">
            <text:p>12</text:p>
          </table:table-cell>
          <table:table-cell office:value-type="float" office:value="27" table:style-name="ce10">
            <text:p>27</text:p>
          </table:table-cell>
          <table:table-cell office:value-type="float" office:value="25" table:style-name="ce10">
            <text:p>25</text:p>
          </table:table-cell>
          <table:table-cell office:value-type="float" office:value="1031674" table:style-name="ce10">
            <text:p>1 031 67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357" table:style-name="ce10">
            <text:p>357</text:p>
          </table:table-cell>
          <table:table-cell office:value-type="float" office:value="5238" table:style-name="ce10">
            <text:p>5 238</text:p>
          </table:table-cell>
          <table:table-cell office:value-type="float" office:value="4863" table:style-name="ce10">
            <text:p>4 863</text:p>
          </table:table-cell>
          <table:table-cell office:value-type="float" office:value="200923264" table:style-name="ce10">
            <text:p>200 923 26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sans hebergement</text:p>
          </table:table-cell>
          <table:table-cell office:value-type="float" office:value="13" table:style-name="ce10">
            <text:p>13</text:p>
          </table:table-cell>
          <table:table-cell office:value-type="float" office:value="363" table:style-name="ce10">
            <text:p>363</text:p>
          </table:table-cell>
          <table:table-cell office:value-type="float" office:value="322" table:style-name="ce10">
            <text:p>322</text:p>
          </table:table-cell>
          <table:table-cell office:value-type="float" office:value="10531832" table:style-name="ce10">
            <text:p>10 531 83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16" table:style-name="ce10">
            <text:p>16</text:p>
          </table:table-cell>
          <table:table-cell office:value-type="float" office:value="1065" table:style-name="ce10">
            <text:p>1 065</text:p>
          </table:table-cell>
          <table:table-cell office:value-type="float" office:value="931" table:style-name="ce10">
            <text:p>931</text:p>
          </table:table-cell>
          <table:table-cell office:value-type="float" office:value="27813211" table:style-name="ce10">
            <text:p>27 813 21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s services financiers hors assurance et caisse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584" table:style-name="ce10">
            <text:p>584</text:p>
          </table:table-cell>
          <table:table-cell office:value-type="float" office:value="17018" table:style-name="ce10">
            <text:p>17 018</text:p>
          </table:table-cell>
          <table:table-cell office:value-type="float" office:value="16007" table:style-name="ce10">
            <text:p>16 007</text:p>
          </table:table-cell>
          <table:table-cell office:value-type="float" office:value="820415224" table:style-name="ce10">
            <text:p>820 415 22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37" table:style-name="ce10">
            <text:p>37</text:p>
          </table:table-cell>
          <table:table-cell office:value-type="float" office:value="668" table:style-name="ce10">
            <text:p>668</text:p>
          </table:table-cell>
          <table:table-cell office:value-type="float" office:value="608" table:style-name="ce10">
            <text:p>608</text:p>
          </table:table-cell>
          <table:table-cell office:value-type="float" office:value="27030726" table:style-name="ce10">
            <text:p>27 030 72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30" table:style-name="ce10">
            <text:p>30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sans hebergement</text:p>
          </table:table-cell>
          <table:table-cell office:value-type="float" office:value="13" table:style-name="ce10">
            <text:p>13</text:p>
          </table:table-cell>
          <table:table-cell office:value-type="float" office:value="254" table:style-name="ce10">
            <text:p>254</text:p>
          </table:table-cell>
          <table:table-cell office:value-type="float" office:value="192" table:style-name="ce10">
            <text:p>192</text:p>
          </table:table-cell>
          <table:table-cell office:value-type="float" office:value="4216647" table:style-name="ce10">
            <text:p>4 216 64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18" table:style-name="ce10">
            <text:p>18</text:p>
          </table:table-cell>
          <table:table-cell office:value-type="float" office:value="660" table:style-name="ce10">
            <text:p>660</text:p>
          </table:table-cell>
          <table:table-cell office:value-type="float" office:value="614" table:style-name="ce10">
            <text:p>614</text:p>
          </table:table-cell>
          <table:table-cell office:value-type="float" office:value="15962009" table:style-name="ce10">
            <text:p>15 962 00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s services financiers hors assurance et caisse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249" table:style-name="ce10">
            <text:p>249</text:p>
          </table:table-cell>
          <table:table-cell office:value-type="float" office:value="4213" table:style-name="ce10">
            <text:p>4 213</text:p>
          </table:table-cell>
          <table:table-cell office:value-type="float" office:value="3819" table:style-name="ce10">
            <text:p>3 819</text:p>
          </table:table-cell>
          <table:table-cell office:value-type="float" office:value="176038062" table:style-name="ce10">
            <text:p>176 038 06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sans hebergement</text:p>
          </table:table-cell>
          <table:table-cell office:value-type="float" office:value="33" table:style-name="ce10">
            <text:p>33</text:p>
          </table:table-cell>
          <table:table-cell office:value-type="float" office:value="624" table:style-name="ce10">
            <text:p>624</text:p>
          </table:table-cell>
          <table:table-cell office:value-type="float" office:value="549" table:style-name="ce10">
            <text:p>549</text:p>
          </table:table-cell>
          <table:table-cell office:value-type="float" office:value="13711377" table:style-name="ce10">
            <text:p>13 711 37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28" table:style-name="ce10">
            <text:p>28</text:p>
          </table:table-cell>
          <table:table-cell office:value-type="float" office:value="923" table:style-name="ce10">
            <text:p>923</text:p>
          </table:table-cell>
          <table:table-cell office:value-type="float" office:value="825" table:style-name="ce10">
            <text:p>825</text:p>
          </table:table-cell>
          <table:table-cell office:value-type="float" office:value="21416512" table:style-name="ce10">
            <text:p>21 416 51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12" table:style-name="ce10">
            <text:p>12</text:p>
          </table:table-cell>
          <table:table-cell office:value-type="float" office:value="43" table:style-name="ce10">
            <text:p>43</text:p>
          </table:table-cell>
          <table:table-cell office:value-type="float" office:value="39" table:style-name="ce10">
            <text:p>39</text:p>
          </table:table-cell>
          <table:table-cell office:value-type="float" office:value="1742654" table:style-name="ce10">
            <text:p>1 742 65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530" table:style-name="ce10">
            <text:p>530</text:p>
          </table:table-cell>
          <table:table-cell office:value-type="float" office:value="13858" table:style-name="ce10">
            <text:p>13 858</text:p>
          </table:table-cell>
          <table:table-cell office:value-type="float" office:value="12932" table:style-name="ce10">
            <text:p>12 932</text:p>
          </table:table-cell>
          <table:table-cell office:value-type="float" office:value="620628227" table:style-name="ce10">
            <text:p>620 628 22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sans hebergement</text:p>
          </table:table-cell>
          <table:table-cell office:value-type="float" office:value="39" table:style-name="ce10">
            <text:p>39</text:p>
          </table:table-cell>
          <table:table-cell office:value-type="float" office:value="461" table:style-name="ce10">
            <text:p>461</text:p>
          </table:table-cell>
          <table:table-cell office:value-type="float" office:value="387" table:style-name="ce10">
            <text:p>387</text:p>
          </table:table-cell>
          <table:table-cell office:value-type="float" office:value="8676311" table:style-name="ce10">
            <text:p>8 676 31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32" table:style-name="ce10">
            <text:p>32</text:p>
          </table:table-cell>
          <table:table-cell office:value-type="float" office:value="1351" table:style-name="ce10">
            <text:p>1 351</text:p>
          </table:table-cell>
          <table:table-cell office:value-type="float" office:value="1185" table:style-name="ce10">
            <text:p>1 185</text:p>
          </table:table-cell>
          <table:table-cell office:value-type="float" office:value="31738534" table:style-name="ce10">
            <text:p>31 738 53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25" table:style-name="ce10">
            <text:p>25</text:p>
          </table:table-cell>
          <table:table-cell office:value-type="float" office:value="331" table:style-name="ce10">
            <text:p>331</text:p>
          </table:table-cell>
          <table:table-cell office:value-type="float" office:value="314" table:style-name="ce10">
            <text:p>314</text:p>
          </table:table-cell>
          <table:table-cell office:value-type="float" office:value="12842012" table:style-name="ce10">
            <text:p>12 842 01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482" table:style-name="ce10">
            <text:p>482</text:p>
          </table:table-cell>
          <table:table-cell office:value-type="float" office:value="6764" table:style-name="ce10">
            <text:p>6 764</text:p>
          </table:table-cell>
          <table:table-cell office:value-type="float" office:value="6238" table:style-name="ce10">
            <text:p>6 238</text:p>
          </table:table-cell>
          <table:table-cell office:value-type="float" office:value="247816626" table:style-name="ce10">
            <text:p>247 816 62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sans hebergement</text:p>
          </table:table-cell>
          <table:table-cell office:value-type="float" office:value="52" table:style-name="ce10">
            <text:p>52</text:p>
          </table:table-cell>
          <table:table-cell office:value-type="float" office:value="701" table:style-name="ce10">
            <text:p>701</text:p>
          </table:table-cell>
          <table:table-cell office:value-type="float" office:value="629" table:style-name="ce10">
            <text:p>629</text:p>
          </table:table-cell>
          <table:table-cell office:value-type="float" office:value="16109416" table:style-name="ce10">
            <text:p>16 109 4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59" table:style-name="ce10">
            <text:p>59</text:p>
          </table:table-cell>
          <table:table-cell office:value-type="float" office:value="1925" table:style-name="ce10">
            <text:p>1 925</text:p>
          </table:table-cell>
          <table:table-cell office:value-type="float" office:value="1632" table:style-name="ce10">
            <text:p>1 632</text:p>
          </table:table-cell>
          <table:table-cell office:value-type="float" office:value="43009154" table:style-name="ce10">
            <text:p>43 009 15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5" table:style-name="ce10">
            <text:p>5</text:p>
          </table:table-cell>
          <table:table-cell office:value-type="float" office:value="20" table:style-name="ce10">
            <text:p>20</text:p>
          </table:table-cell>
          <table:table-cell office:value-type="float" office:value="16" table:style-name="ce10">
            <text:p>16</text:p>
          </table:table-cell>
          <table:table-cell office:value-type="float" office:value="657788" table:style-name="ce10">
            <text:p>657 78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float" office:value="245" table:style-name="ce10">
            <text:p>245</text:p>
          </table:table-cell>
          <table:table-cell office:value-type="float" office:value="3828" table:style-name="ce10">
            <text:p>3 828</text:p>
          </table:table-cell>
          <table:table-cell office:value-type="float" office:value="3601" table:style-name="ce10">
            <text:p>3 601</text:p>
          </table:table-cell>
          <table:table-cell office:value-type="float" office:value="141443429" table:style-name="ce10">
            <text:p>141 443 42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sans hebergement</text:p>
          </table:table-cell>
          <table:table-cell office:value-type="float" office:value="23" table:style-name="ce10">
            <text:p>23</text:p>
          </table:table-cell>
          <table:table-cell office:value-type="float" office:value="435" table:style-name="ce10">
            <text:p>435</text:p>
          </table:table-cell>
          <table:table-cell office:value-type="float" office:value="324" table:style-name="ce10">
            <text:p>324</text:p>
          </table:table-cell>
          <table:table-cell office:value-type="float" office:value="7703730" table:style-name="ce10">
            <text:p>7 703 73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et social</text:p>
          </table:table-cell>
          <table:table-cell office:value-type="float" office:value="8" table:style-name="ce10">
            <text:p>8</text:p>
          </table:table-cell>
          <table:table-cell office:value-type="float" office:value="441" table:style-name="ce10">
            <text:p>441</text:p>
          </table:table-cell>
          <table:table-cell office:value-type="float" office:value="399" table:style-name="ce10">
            <text:p>399</text:p>
          </table:table-cell>
          <table:table-cell office:value-type="float" office:value="11253242" table:style-name="ce10">
            <text:p>11 253 24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ctivites de services financiers et d assurances</text:p>
          </table:table-cell>
          <table:table-cell office:value-type="float" office:value="21" table:style-name="ce10">
            <text:p>21</text:p>
          </table:table-cell>
          <table:table-cell office:value-type="float" office:value="210" table:style-name="ce10">
            <text:p>210</text:p>
          </table:table-cell>
          <table:table-cell office:value-type="float" office:value="198" table:style-name="ce10">
            <text:p>198</text:p>
          </table:table-cell>
          <table:table-cell office:value-type="float" office:value="8448957" table:style-name="ce10">
            <text:p>8 448 957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Provence-Alpes-Côte d'Azur</text:p>
          </table:table-cell>
          <table:table-cell office:value-type="string" table:style-name="ce11">
            <text:p>ACTIVITES FINANCIERES ET ASSURANCES (KZ)</text:p>
          </table:table-cell>
          <table:table-cell office:value-type="string" table:style-name="ce11">
            <text:p>Assurances</text:p>
          </table:table-cell>
          <table:table-cell office:value-type="float" office:value="427" table:style-name="ce12">
            <text:p>427</text:p>
          </table:table-cell>
          <table:table-cell office:value-type="float" office:value="4857" table:style-name="ce12">
            <text:p>4 857</text:p>
          </table:table-cell>
          <table:table-cell office:value-type="float" office:value="4405" table:style-name="ce12">
            <text:p>4 405</text:p>
          </table:table-cell>
          <table:table-cell office:value-type="float" office:value="179936953" table:style-name="ce12">
            <text:p>179 936 953</text:p>
          </table:table-cell>
          <table:table-cell table:number-columns-repeated="16377"/>
        </table:table-row>
        <table:table-row table:number-rows-repeated="1048355" table:style-name="ro3">
          <table:table-cell table:number-columns-repeated="16384"/>
        </table:table-row>
      </table:table>
      <table:database-ranges>
        <table:database-range table:target-range-address="TC23.A9:TC23.G22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Benjamin ROGER</dc:creator>
    <dc:date>2021-03-18T16:28:52Z</dc:date>
    <meta:editing-cycles>2</meta:editing-cycles>
    <meta:editing-duration>PT0S</meta:editing-duration>
  </office:meta>
</office:document-meta>
</file>